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rStories" style:family="table">
      <style:table-properties style:width="6.9271in" fo:margin-left="0in" table:align="left" style:may-break-between-rows="false"/>
    </style:style>
    <style:style style:name="UserStories.A" style:family="table-column">
      <style:table-column-properties style:column-width="2.1875in"/>
    </style:style>
    <style:style style:name="UserStories.B" style:family="table-column">
      <style:table-column-properties style:column-width="4.7396in"/>
    </style:style>
    <style:style style:name="UserStories.A1" style:family="table-cell">
      <style:table-cell-properties style:vertical-align="middle" fo:padding="0.0382in" fo:border-left="0.05pt solid #000080" fo:border-right="none" fo:border-top="0.05pt solid #000080" fo:border-bottom="0.05pt solid #000080"/>
    </style:style>
    <style:style style:name="UserStories.B1" style:family="table-cell">
      <style:table-cell-properties fo:padding="0.0382in" fo:border="0.05pt solid #000000"/>
    </style:style>
    <style:style style:name="UserStories.A2" style:family="table-cell">
      <style:table-cell-properties fo:background-color="#f3fa96" fo:padding="0.0382in" fo:border-left="0.05pt solid #000000" fo:border-right="none" fo:border-top="none" fo:border-bottom="0.05pt solid #000000">
        <style:background-image/>
      </style:table-cell-properties>
    </style:style>
    <style:style style:name="UserStories.B2" style:family="table-cell">
      <style:table-cell-properties fo:background-color="#f3fa9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3" style:family="table-cell">
      <style:table-cell-properties fo:background-color="#f3fa96" fo:padding="0.0382in" fo:border-left="0.05pt solid #000000" fo:border-right="none" fo:border-top="none" fo:border-bottom="0.05pt solid #000000">
        <style:background-image/>
      </style:table-cell-properties>
    </style:style>
    <style:style style:name="UserStories.B3" style:family="table-cell">
      <style:table-cell-properties fo:background-color="#f3fa9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4" style:family="table-cell">
      <style:table-cell-properties fo:background-color="#f3fa96" fo:padding="0.0382in" fo:border-left="0.05pt solid #000000" fo:border-right="none" fo:border-top="none" fo:border-bottom="0.05pt solid #000000">
        <style:background-image/>
      </style:table-cell-properties>
    </style:style>
    <style:style style:name="UserStories.B4" style:family="table-cell">
      <style:table-cell-properties fo:background-color="#f3fa9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5" style:family="table-cell">
      <style:table-cell-properties fo:background-color="#f3fa96" fo:padding="0.0382in" fo:border-left="0.05pt solid #000000" fo:border-right="none" fo:border-top="none" fo:border-bottom="0.05pt solid #000000">
        <style:background-image/>
      </style:table-cell-properties>
    </style:style>
    <style:style style:name="UserStories.B5" style:family="table-cell">
      <style:table-cell-properties fo:background-color="#f3fa9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6" style:family="table-cell">
      <style:table-cell-properties fo:background-color="#acf7b3" fo:padding="0.0382in" fo:border-left="0.05pt solid #000000" fo:border-right="none" fo:border-top="none" fo:border-bottom="0.05pt solid #000000">
        <style:background-image/>
      </style:table-cell-properties>
    </style:style>
    <style:style style:name="UserStories.B6" style:family="table-cell">
      <style:table-cell-properties fo:background-color="#acf7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7" style:family="table-cell">
      <style:table-cell-properties fo:background-color="#acf7b3" fo:padding="0.0382in" fo:border-left="0.05pt solid #000000" fo:border-right="none" fo:border-top="none" fo:border-bottom="0.05pt solid #000000">
        <style:background-image/>
      </style:table-cell-properties>
    </style:style>
    <style:style style:name="UserStories.B7" style:family="table-cell">
      <style:table-cell-properties fo:background-color="#acf7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8" style:family="table-cell">
      <style:table-cell-properties fo:background-color="#acf7b3" fo:padding="0.0382in" fo:border-left="0.05pt solid #000000" fo:border-right="none" fo:border-top="none" fo:border-bottom="0.05pt solid #000000">
        <style:background-image/>
      </style:table-cell-properties>
    </style:style>
    <style:style style:name="UserStories.B8" style:family="table-cell">
      <style:table-cell-properties fo:background-color="#acf7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9" style:family="table-cell">
      <style:table-cell-properties fo:background-color="#f7c3ef" fo:padding="0.0382in" fo:border-left="0.05pt solid #000000" fo:border-right="none" fo:border-top="none" fo:border-bottom="0.05pt solid #000000">
        <style:background-image/>
      </style:table-cell-properties>
    </style:style>
    <style:style style:name="UserStories.B9" style:family="table-cell">
      <style:table-cell-properties fo:background-color="#f7c3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10" style:family="table-cell">
      <style:table-cell-properties fo:background-color="#f7c3ef" fo:padding="0.0382in" fo:border-left="0.05pt solid #000000" fo:border-right="none" fo:border-top="none" fo:border-bottom="0.05pt solid #000000">
        <style:background-image/>
      </style:table-cell-properties>
    </style:style>
    <style:style style:name="UserStories.B10" style:family="table-cell">
      <style:table-cell-properties fo:background-color="#f7c3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11" style:family="table-cell">
      <style:table-cell-properties fo:background-color="#f7c3ef" fo:padding="0.0382in" fo:border-left="0.05pt solid #000000" fo:border-right="none" fo:border-top="none" fo:border-bottom="0.05pt solid #000000">
        <style:background-image/>
      </style:table-cell-properties>
    </style:style>
    <style:style style:name="UserStories.B11" style:family="table-cell">
      <style:table-cell-properties fo:background-color="#f7c3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12" style:family="table-cell">
      <style:table-cell-properties fo:background-color="#f7c3ef" fo:padding="0.0382in" fo:border-left="0.05pt solid #000000" fo:border-right="none" fo:border-top="none" fo:border-bottom="0.05pt solid #000000">
        <style:background-image/>
      </style:table-cell-properties>
    </style:style>
    <style:style style:name="UserStories.B12" style:family="table-cell">
      <style:table-cell-properties fo:background-color="#f7c3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13" style:family="table-cell">
      <style:table-cell-properties fo:background-color="#f7c3ef" fo:padding="0.0382in" fo:border-left="0.05pt solid #000000" fo:border-right="none" fo:border-top="none" fo:border-bottom="0.05pt solid #000000">
        <style:background-image/>
      </style:table-cell-properties>
    </style:style>
    <style:style style:name="UserStories.B13" style:family="table-cell">
      <style:table-cell-properties fo:background-color="#f7c3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14" style:family="table-cell">
      <style:table-cell-properties fo:background-color="#f7c3ef" fo:padding="0.0382in" fo:border-left="0.05pt solid #000000" fo:border-right="none" fo:border-top="none" fo:border-bottom="0.05pt solid #000000">
        <style:background-image/>
      </style:table-cell-properties>
    </style:style>
    <style:style style:name="UserStories.B14" style:family="table-cell">
      <style:table-cell-properties fo:background-color="#f7c3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15" style:family="table-cell">
      <style:table-cell-properties fo:background-color="#f7c3ef" fo:padding="0.0382in" fo:border-left="0.05pt solid #000000" fo:border-right="none" fo:border-top="none" fo:border-bottom="0.05pt solid #000000">
        <style:background-image/>
      </style:table-cell-properties>
    </style:style>
    <style:style style:name="UserStories.B15" style:family="table-cell">
      <style:table-cell-properties fo:background-color="#f7c3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16" style:family="table-cell">
      <style:table-cell-properties fo:background-color="#a8f6f6" fo:padding="0.0382in" fo:border-left="0.05pt solid #000000" fo:border-right="none" fo:border-top="none" fo:border-bottom="0.05pt solid #000000">
        <style:background-image/>
      </style:table-cell-properties>
    </style:style>
    <style:style style:name="UserStories.B16" style:family="table-cell">
      <style:table-cell-properties fo:background-color="#a8f6f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17" style:family="table-cell">
      <style:table-cell-properties fo:background-color="#a8f6f6" fo:padding="0.0382in" fo:border-left="0.05pt solid #000000" fo:border-right="none" fo:border-top="none" fo:border-bottom="0.05pt solid #000000">
        <style:background-image/>
      </style:table-cell-properties>
    </style:style>
    <style:style style:name="UserStories.B17" style:family="table-cell">
      <style:table-cell-properties fo:background-color="#a8f6f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18" style:family="table-cell">
      <style:table-cell-properties fo:background-color="#a8f6f6" fo:padding="0.0382in" fo:border-left="0.05pt solid #000000" fo:border-right="none" fo:border-top="none" fo:border-bottom="0.05pt solid #000000">
        <style:background-image/>
      </style:table-cell-properties>
    </style:style>
    <style:style style:name="UserStories.B18" style:family="table-cell">
      <style:table-cell-properties fo:background-color="#a8f6f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A19" style:family="table-cell">
      <style:table-cell-properties fo:background-color="#a8f6f6" fo:padding="0.0382in" fo:border-left="0.05pt solid #000000" fo:border-right="none" fo:border-top="none" fo:border-bottom="0.05pt solid #000000">
        <style:background-image/>
      </style:table-cell-properties>
    </style:style>
    <style:style style:name="UserStories.B19" style:family="table-cell">
      <style:table-cell-properties fo:background-color="#a8f6f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UserStories.20" style:family="table-row">
      <style:table-row-properties style:min-row-height="0.3965in"/>
    </style:style>
    <style:style style:name="UserStories.A20" style:family="table-cell">
      <style:table-cell-properties fo:background-color="#a8f6f6" fo:padding="0.0382in" fo:border-left="0.05pt solid #000000" fo:border-right="none" fo:border-top="none" fo:border-bottom="0.05pt solid #000000">
        <style:background-image/>
      </style:table-cell-properties>
    </style:style>
    <style:style style:name="UserStories.B20" style:family="table-cell">
      <style:table-cell-properties fo:background-color="#a8f6f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6pt" officeooo:rsid="0019554d" officeooo:paragraph-rsid="0019554d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officeooo:rsid="0019554d" officeooo:paragraph-rsid="002238ff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9554d" officeooo:paragraph-rsid="0019554d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9554d" officeooo:paragraph-rsid="002238ff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219ae0" officeooo:paragraph-rsid="00219ae0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fo:font-size="15pt" officeooo:rsid="001b5718" officeooo:paragraph-rsid="001b5718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font-size="15pt" officeooo:rsid="001cf598" officeooo:paragraph-rsid="001cf59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1e9237" officeooo:paragraph-rsid="001e9237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rsid="001e9237" officeooo:paragraph-rsid="00201c10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201c10" officeooo:paragraph-rsid="00201c10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201c10" officeooo:paragraph-rsid="00219ae0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officeooo:rsid="00219ae0" officeooo:paragraph-rsid="00219ae0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officeooo:rsid="001b5718" officeooo:paragraph-rsid="001b5718" fo:background-color="transparen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officeooo:rsid="001cf598" officeooo:paragraph-rsid="001cf598" fo:background-color="transparen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officeooo:rsid="001cf598" officeooo:paragraph-rsid="001cf598" fo:background-color="transparen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officeooo:rsid="001e9237" officeooo:paragraph-rsid="001e9237" fo:background-color="transparent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officeooo:rsid="00201c10" officeooo:paragraph-rsid="00201c10" fo:background-color="transparent" style:font-size-asian="15pt" style:font-size-complex="15pt"/>
    </style:style>
    <style:style style:name="P18" style:family="paragraph" style:parent-style-name="Table_20_Heading">
      <style:text-properties fo:font-size="20pt" fo:font-weight="normal" officeooo:rsid="001b14ce" officeooo:paragraph-rsid="001b14ce" style:font-size-asian="20pt" style:font-weight-asian="normal" style:font-size-complex="20pt" style:font-weight-complex="normal"/>
    </style:style>
    <style:style style:name="P19" style:family="paragraph" style:parent-style-name="Table_20_Heading">
      <style:paragraph-properties fo:text-align="center" style:justify-single-word="false"/>
      <style:text-properties fo:font-size="20pt" fo:font-weight="normal" officeooo:rsid="001b14ce" officeooo:paragraph-rsid="001b14ce" style:font-size-asian="20pt" style:font-weight-asian="normal" style:font-size-complex="20pt" style:font-weight-complex="normal"/>
    </style:style>
    <style:style style:name="T1" style:family="text">
      <style:text-properties officeooo:rsid="001b5718"/>
    </style:style>
    <style:style style:name="T2" style:family="text">
      <style:text-properties officeooo:rsid="001e9237"/>
    </style:style>
    <style:style style:name="T3" style:family="text">
      <style:text-properties officeooo:rsid="00201c10"/>
    </style:style>
    <style:style style:name="T4" style:family="text">
      <style:text-properties officeooo:rsid="00219ae0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<text:span text:style-name="T7">Kingdom Connection</text:span></text:p>
      <text:p text:style-name="P2"><text:s/>Capstone Presentation</text:p>
      <text:p text:style-name="P1">User Stories </text:p>
      <text:p text:style-name="P3"/>
      <table:table table:name="UserStories" table:style-name="UserStories">
        <table:table-column table:style-name="UserStories.A"/>
        <table:table-column table:style-name="UserStories.B"/>
        <table:table-header-rows>
          <table:table-row>
            <table:table-cell table:style-name="UserStories.A1" office:value-type="string">
              <text:p text:style-name="P19">As a &lt;type of user&gt;</text:p>
            </table:table-cell>
            <table:table-cell table:style-name="UserStories.B1" office:value-type="string">
              <text:p text:style-name="P18">I <text:span text:style-name="T1">shall</text:span> &lt;<text:span text:style-name="T1">do </text:span>some<text:span text:style-name="T1">thing to</text:span> goal on the object&gt;</text:p>
            </table:table-cell>
          </table:table-row>
        </table:table-header-rows>
        <table:table-row>
          <table:table-cell table:style-name="UserStories.A5" office:value-type="string">
            <text:p text:style-name="P13">Guest</text:p>
          </table:table-cell>
          <table:table-cell table:style-name="UserStories.B5" office:value-type="string">
            <text:p text:style-name="P6">Be able to view the Kingdom Connections <text:span text:style-name="T2">h</text:span>ome <text:span text:style-name="T2">p</text:span>age </text:p>
          </table:table-cell>
        </table:table-row>
        <table:table-row>
          <table:table-cell table:style-name="UserStories.A5" office:value-type="string">
            <text:p text:style-name="P13">Guest</text:p>
          </table:table-cell>
          <table:table-cell table:style-name="UserStories.B5" office:value-type="string">
            <text:p text:style-name="P6">Be able to view the <text:span text:style-name="T2">m</text:span>ission &amp; <text:span text:style-name="T2">v</text:span>ision <text:span text:style-name="T2">p</text:span>age</text:p>
          </table:table-cell>
        </table:table-row>
        <table:table-row>
          <table:table-cell table:style-name="UserStories.A5" office:value-type="string">
            <text:p text:style-name="P13">Guest</text:p>
          </table:table-cell>
          <table:table-cell table:style-name="UserStories.B5" office:value-type="string">
            <text:p text:style-name="P6">Be able to view the <text:span text:style-name="T2">j</text:span>oin <text:span text:style-name="T2">us page</text:span></text:p>
          </table:table-cell>
        </table:table-row>
        <table:table-row>
          <table:table-cell table:style-name="UserStories.A5" office:value-type="string">
            <text:p text:style-name="P14">Guest</text:p>
          </table:table-cell>
          <table:table-cell table:style-name="UserStories.B5" office:value-type="string">
            <text:p text:style-name="P7">Be able to <text:span text:style-name="T2">p</text:span>artner with <text:span text:style-name="T2">us</text:span> by registering</text:p>
          </table:table-cell>
        </table:table-row>
        <table:table-row>
          <table:table-cell table:style-name="UserStories.A8" office:value-type="string">
            <text:p text:style-name="P14">User</text:p>
          </table:table-cell>
          <table:table-cell table:style-name="UserStories.B8" office:value-type="string">
            <text:p text:style-name="P15">Be able to become a volunteer</text:p>
          </table:table-cell>
        </table:table-row>
        <table:table-row>
          <table:table-cell table:style-name="UserStories.A8" office:value-type="string">
            <text:p text:style-name="P14">User</text:p>
          </table:table-cell>
          <table:table-cell table:style-name="UserStories.B8" office:value-type="string">
            <text:p text:style-name="P7">Be able to make a donation</text:p>
          </table:table-cell>
        </table:table-row>
        <table:table-row>
          <table:table-cell table:style-name="UserStories.A8" office:value-type="string">
            <text:p text:style-name="P16">User</text:p>
          </table:table-cell>
          <table:table-cell table:style-name="UserStories.B8" office:value-type="string">
            <text:p text:style-name="P8">Be able to view their profile page </text:p>
          </table:table-cell>
        </table:table-row>
        <table:table-row>
          <table:table-cell table:style-name="UserStories.A11" office:value-type="string">
            <text:p text:style-name="P16">Power User</text:p>
          </table:table-cell>
          <table:table-cell table:style-name="UserStories.B11" office:value-type="string">
            <text:p text:style-name="P8">Be able to log <text:span text:style-name="T3">a user’s </text:span>volunteer time</text:p>
          </table:table-cell>
        </table:table-row>
        <table:table-row>
          <table:table-cell table:style-name="UserStories.A11" office:value-type="string">
            <text:p text:style-name="P16">Power User</text:p>
          </table:table-cell>
          <table:table-cell table:style-name="UserStories.B11" office:value-type="string">
            <text:p text:style-name="P9">Be able to update <text:span text:style-name="T3">user’s </text:span>volunteer time</text:p>
          </table:table-cell>
        </table:table-row>
        <table:table-row>
          <table:table-cell table:style-name="UserStories.A11" office:value-type="string">
            <text:p text:style-name="P16">Power User</text:p>
          </table:table-cell>
          <table:table-cell table:style-name="UserStories.B11" office:value-type="string">
            <text:p text:style-name="P8">Be able to make a new </text:p>
          </table:table-cell>
        </table:table-row>
        <table:table-row>
          <table:table-cell table:style-name="UserStories.A15" office:value-type="string">
            <text:p text:style-name="P17">Power User</text:p>
          </table:table-cell>
          <table:table-cell table:style-name="UserStories.B15" office:value-type="string">
            <text:p text:style-name="P10">Be able to log a user’s donation</text:p>
          </table:table-cell>
        </table:table-row>
        <table:table-row>
          <table:table-cell table:style-name="UserStories.A15" office:value-type="string">
            <text:p text:style-name="P17">Power User</text:p>
          </table:table-cell>
          <table:table-cell table:style-name="UserStories.B15" office:value-type="string">
            <text:p text:style-name="P10">Be able to update a user’s donation</text:p>
          </table:table-cell>
        </table:table-row>
        <table:table-row>
          <table:table-cell table:style-name="UserStories.A15" office:value-type="string">
            <text:p text:style-name="P17">Power User </text:p>
          </table:table-cell>
          <table:table-cell table:style-name="UserStories.B15" office:value-type="string">
            <text:p text:style-name="P10">Be able to view all user’s information </text:p>
          </table:table-cell>
        </table:table-row>
        <table:table-row>
          <table:table-cell table:style-name="UserStories.A15" office:value-type="string">
            <text:p text:style-name="P17">Power User</text:p>
          </table:table-cell>
          <table:table-cell table:style-name="UserStories.B15" office:value-type="string">
            <text:p text:style-name="P10">Be able to update user’s profile and Password</text:p>
          </table:table-cell>
        </table:table-row>
        <table:table-row>
          <table:table-cell table:style-name="UserStories.A19" office:value-type="string">
            <text:p text:style-name="P17">Administrator</text:p>
          </table:table-cell>
          <table:table-cell table:style-name="UserStories.B19" office:value-type="string">
            <text:p text:style-name="P10">Be able to <text:span text:style-name="T4">delete user’s donation information</text:span></text:p>
          </table:table-cell>
        </table:table-row>
        <table:table-row>
          <table:table-cell table:style-name="UserStories.A19" office:value-type="string">
            <text:p text:style-name="P17">Administrator</text:p>
          </table:table-cell>
          <table:table-cell table:style-name="UserStories.B19" office:value-type="string">
            <text:p text:style-name="P11">Be able to <text:span text:style-name="T4">delete user’s volunteer information</text:span></text:p>
          </table:table-cell>
        </table:table-row>
        <table:table-row>
          <table:table-cell table:style-name="UserStories.A19" office:value-type="string">
            <text:p text:style-name="P17">Administrator</text:p>
          </table:table-cell>
          <table:table-cell table:style-name="UserStories.B19" office:value-type="string">
            <text:p text:style-name="P11">Be able to <text:span text:style-name="T4">delete a user and their information</text:span></text:p>
          </table:table-cell>
        </table:table-row>
        <table:table-row>
          <table:table-cell table:style-name="UserStories.A19" office:value-type="string">
            <text:p text:style-name="P17">Administrator</text:p>
          </table:table-cell>
          <table:table-cell table:style-name="UserStories.B19" office:value-type="string">
            <text:p text:style-name="P12">Be able to assign a user a new space role </text:p>
          </table:table-cell>
        </table:table-row>
        <table:table-row table:style-name="UserStories.20">
          <table:table-cell table:style-name="UserStories.A20" office:value-type="string">
            <text:p text:style-name="P17">Administrator</text:p>
          </table:table-cell>
          <table:table-cell table:style-name="UserStories.B20" office:value-type="string">
            <text:p text:style-name="P12">Be able to have full access to the sit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background-color="transparen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0:11:54.509000000</meta:creation-date>
    <meta:print-date>2017-09-14T12:43:30.367000000</meta:print-date>
    <dc:date>2017-09-14T12:57:05.091000000</dc:date>
    <meta:editing-duration>PT7M52S</meta:editing-duration>
    <meta:editing-cycles>1</meta:editing-cycles>
    <meta:document-statistic meta:table-count="1" meta:image-count="0" meta:object-count="0" meta:page-count="1" meta:paragraph-count="43" meta:word-count="191" meta:character-count="1007" meta:non-whitespace-character-count="850"/>
    <meta:generator>LibreOffice/5.3.4.2$Windows_X86_64 LibreOffice_project/f82d347ccc0be322489bf7da61d7e4ad13fe2ff3</meta:generator>
  </office:meta>
</office:document-meta>
</file>